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o stretchy="false">∂</mo>
        <mrow>
          <mo stretchy="false">∂</mo>
          <mi>t</mi>
        </mrow>
      </mfrac>
      <mo stretchy="false">ρ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+</mo>
        <mi/>
      </mrow>
      <mtext>div</mtext>
      <mstyle mathvariant="bold">
        <mrow>
          <mi>j</mi>
        </mrow>
      </mstyle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n>0</mn>
    </mrow>
    <annotation encoding="StarMath 5.0">partial over {partial t} %irho (bold r , t) `+` "div" bold j (bold r , t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1:19:12.841000000</meta:creation-date>
    <meta:generator>LibreOffice/4.1.4.2$Windows_x86 LibreOffice_project/0a0440ccc0227ad9829de5f46be37cfb6edcf72</meta:generator>
  </office:meta>
</office:document-meta>
</file>